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2">Valoració a posteriori de la fase d'elaboració (iteration assesment) E2</text:h>
      <text:p text:style-name="Text_20_body">Aquest es el punt final d'aquesta projecte. Des de que el varem començar <text:s/>fins al dia d'avui en que escrivim aquest assesment, em pogut comprovar com anava creixent del no res un projecte desenvolupat per nosaltres mateixos, a partir dels nostres coneixements adquirits al llarg de la nostra estada a la facultad. Hem pogut fer un pas molt important que ha sigut el de la presa de decisions, fins ara un món en que mai haviem entrat, i en el que ara ens em vist fortament immersos. Hem tengut que posar-nos d'acord en cada pas que feiem, tot per a aconseguit un bon sistema software del qual estiguessim orgullosos, cosa que creiem que hem aconseguit.</text:p>
      <text:p text:style-name="Text_20_body">Com qualsevol persona que comença en un terreny que no coneix varem tenir un inicis complicats, en el que no sabiem quin era el camí a seguir o si la decisió que preniem era l'adecuada, però poc a poc em anat guanyany experiencia, i el que és més important criteri de decisió, em aprés que a través de l'aportació de cadascu de nostres aconseguiem descobrir coses noves que ens apropaven a un resultat millor i que ens ajudaven a millorar a cadascun de nosaltres la visió que tenia sobre algun determinat punt. D'aquesta manera em aconseguit entre tots nosaltres adquirir una bona base per al disseny software.</text:p>
      <text:p text:style-name="Text_20_body">Si tinguessim que valorar el que ens ha aportat aquesta assignatura seria dificil detallar amb exactitud que ha sigut. Creiem que ha aconseguit una cosa molt díficil i es ajuntar el contingut de tres assignatures i que d'alli surtis no només un projecte amb forma de memoria que és el que ara te a les seves mans, sinó una evolució en el nostre coneixement del món del disseny software.</text:p>
      <text:p text:style-name="Text_20_body">Pel que fa al nostre esperit critic, creiem que tot podria haver-se fet millor, especialment aquells dificils començament a l'inici del quatrimestres, però també és cert que <text:s/>juntament amb nosaltres , la qualitat de la feina que anavem fent a anat millorant i que no seria just oblidar aquests inicis.</text:p>
      <text:p text:style-name="Text_20_body">En conclusió, creiem que un cop hem acabat aquesta memòria som una mica més coneixedors del món del disseny dels sistemes software, possiblement no tots nosaltres seguirem aquesta rama de la informàtica en el nostre futur, pero si que és cert que aquest coneixement ens serviran per a ser més critics en la feina que farem a partir d'ara.</text:p>
      <text:p text:style-name="Text_20_body"/>
      <text:p text:style-name="P1">Adrià, Edu, Rafa, Toni i Vic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7pt" fo:language="es" fo:country="ES" fo:font-weight="bold" style:font-size-asian="12pt" style:font-weight-asian="bol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Vicente Escandell Miguel</meta:initial-creator>
    <meta:creation-date>2008-06-09T21:13:20</meta:creation-date>
    <dc:date>2008-06-09T23:22:51</dc:date>
    <meta:editing-cycles>3</meta:editing-cycles>
    <meta:editing-duration>PT18M57S</meta:editing-duration>
    <meta:user-defined meta:name="Info 1"/>
    <meta:user-defined meta:name="Info 2"/>
    <meta:user-defined meta:name="Info 3"/>
    <meta:user-defined meta:name="Info 4"/>
    <meta:document-statistic meta:table-count="0" meta:image-count="0" meta:object-count="0" meta:page-count="1" meta:paragraph-count="7" meta:word-count="417" meta:character-count="2389"/>
  </office:meta>
</office:document-meta>
</file>